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70ef"/>
    </style:style>
    <style:style style:name="P2" style:family="paragraph" style:parent-style-name="Standard">
      <style:text-properties officeooo:rsid="000f70ef" officeooo:paragraph-rsid="000f70ef"/>
    </style:style>
    <style:style style:name="P3" style:family="paragraph" style:parent-style-name="Standard" style:list-style-name="L1">
      <style:text-properties officeooo:rsid="000f70ef" officeooo:paragraph-rsid="000f70ef"/>
    </style:style>
    <style:style style:name="P4" style:family="paragraph" style:parent-style-name="Standard" style:list-style-name="L2">
      <style:text-properties officeooo:rsid="000f70ef" officeooo:paragraph-rsid="000f70ef"/>
    </style:style>
    <style:style style:name="P5" style:family="paragraph" style:parent-style-name="Standard" style:list-style-name="L4">
      <style:text-properties officeooo:rsid="000f70ef" officeooo:paragraph-rsid="000f70ef"/>
    </style:style>
    <style:style style:name="P6" style:family="paragraph" style:parent-style-name="Standard" style:list-style-name="L5">
      <style:text-properties officeooo:rsid="00107fee" officeooo:paragraph-rsid="00107fee"/>
    </style:style>
    <style:style style:name="P7" style:family="paragraph" style:parent-style-name="Standard" style:list-style-name="L6">
      <style:text-properties officeooo:rsid="00107fee" officeooo:paragraph-rsid="00107fee"/>
    </style:style>
    <style:style style:name="P8" style:family="paragraph" style:parent-style-name="Standard" style:list-style-name="L7">
      <style:text-properties officeooo:rsid="00107fee" officeooo:paragraph-rsid="00107fee"/>
    </style:style>
    <style:style style:name="P9" style:family="paragraph" style:parent-style-name="Standard">
      <style:text-properties officeooo:rsid="00107fee" officeooo:paragraph-rsid="00107fee"/>
    </style:style>
    <style:style style:name="P10" style:family="paragraph" style:parent-style-name="Standard">
      <style:text-properties officeooo:rsid="00117c0b" officeooo:paragraph-rsid="00117c0b"/>
    </style:style>
    <style:style style:name="P11" style:family="paragraph" style:parent-style-name="Standard">
      <style:text-properties officeooo:rsid="0011c91e" officeooo:paragraph-rsid="0011c91e"/>
    </style:style>
    <style:style style:name="P12" style:family="paragraph" style:parent-style-name="Standard">
      <style:text-properties officeooo:rsid="0013041c" officeooo:paragraph-rsid="0013041c"/>
    </style:style>
    <style:style style:name="P13" style:family="paragraph" style:parent-style-name="Standard">
      <style:text-properties officeooo:rsid="00147ab5" officeooo:paragraph-rsid="00147ab5"/>
    </style:style>
    <style:style style:name="T1" style:family="text">
      <style:text-properties style:text-position="sub 58%"/>
    </style:style>
    <style:style style:name="T2" style:family="text">
      <style:text-properties officeooo:rsid="00149d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scriba al menos 2 sinónimos de SISTEMA OPERATIVO. Explique con sus palabras qué es un sistema operativo </text:p>
      <text:p text:style-name="P2">Software Básico, </text:p>
      <text:p text:style-name="P2">Un SO es lo que gestiona el software y el hardware, haciendo fácil la comunicación usuario-equipo</text:p>
      <text:p text:style-name="P1"/>
      <text:p text:style-name="P1">2.- ¿A qué nos referimos con POST? </text:p>
      <text:p text:style-name="P2">Power On Self Test: antes de la carga del SO, reconoce<text:span text:style-name="T2">r</text:span> y testea<text:span text:style-name="T2">r</text:span> el correcto funcionamiento del procesador, memoria, unidades de disco y otros dispositivos</text:p>
      <text:p text:style-name="P1"/>
      <text:p text:style-name="P1">3.- Qué significa que un SISTEMA OPERATIVO esté compuesto por capas. </text:p>
      <text:p text:style-name="P2">Que tiene las tareas de gestión repartidas en capas que se comunican con las capas inmediatamente inferior y superior</text:p>
      <text:p text:style-name="P1"/>
      <text:p text:style-name="P1">4.- Qué es TIEMPO COMPARTIDO. Es lo mismo que TIEMPO REAL. </text:p>
      <text:p text:style-name="P2">Tiempo compartido es una técnica en la que el procesador divide su tiempo entre todos los procesos de manear que parece que cada proceso es el único que se ejecuta en ese momento en el sistema.</text:p>
      <text:p text:style-name="P2">No es lo mismo que tiempo real, el cual es para procesos que requieren un tiempo de respuesta muy bajo/inmediato y se utiliza en campos donde un tiempo de respuesta alto puede tener graves consecuencias.</text:p>
      <text:p text:style-name="P1"/>
      <text:p text:style-name="P1">5.- Atendiendo a qué parámetros se pueden clasificar los SISTEMAS OPERATIVOS </text:p>
      <text:p text:style-name="P2">Pueden clasificarse según:</text:p>
      <text:list xml:id="list3085275722" text:style-name="L1">
        <text:list-item>
          <text:p text:style-name="P3">Tiempo de respuesta</text:p>
        </text:list-item>
      </text:list>
      <text:list xml:id="list2070940542" text:style-name="L2">
        <text:list-item>
          <text:list>
            <text:list-item>
              <text:p text:style-name="P4">Procesamiento por lotes</text:p>
            </text:list-item>
            <text:list-item>
              <text:p text:style-name="P4">Interactivos</text:p>
            </text:list-item>
            <text:list-item>
              <text:p text:style-name="P4">Tiempo real</text:p>
            </text:list-item>
          </text:list>
        </text:list-item>
      </text:list>
      <text:list xml:id="list125821277419768" text:continue-list="list3085275722" text:style-name="L1">
        <text:list-item>
          <text:p text:style-name="P3">Número de usuarios</text:p>
        </text:list-item>
      </text:list>
      <text:list xml:id="list3960884298" text:style-name="L4">
        <text:list-item>
          <text:list>
            <text:list-item>
              <text:p text:style-name="P5">Monousuario</text:p>
            </text:list-item>
            <text:list-item>
              <text:p text:style-name="P5">Multiusuario</text:p>
            </text:list-item>
          </text:list>
        </text:list-item>
      </text:list>
      <text:list xml:id="list125821086918144" text:continue-list="list125821277419768" text:style-name="L1">
        <text:list-item>
          <text:p text:style-name="P3">Número de procesos</text:p>
        </text:list-item>
      </text:list>
      <text:list xml:id="list3565417004" text:style-name="L5">
        <text:list-item>
          <text:list>
            <text:list-item>
              <text:p text:style-name="P6">Monoprogramación (monotarea)</text:p>
            </text:list-item>
            <text:list-item>
              <text:p text:style-name="P6">Multiprogramación (multitarea)</text:p>
            </text:list-item>
          </text:list>
        </text:list-item>
      </text:list>
      <text:list xml:id="list125820174890412" text:continue-list="list125821086918144" text:style-name="L1">
        <text:list-item>
          <text:p text:style-name="P3">Número de procesadores</text:p>
        </text:list-item>
      </text:list>
      <text:list xml:id="list3704731671" text:style-name="L6">
        <text:list-item>
          <text:list>
            <text:list-item>
              <text:p text:style-name="P7">Monoproceso</text:p>
            </text:list-item>
            <text:list-item>
              <text:p text:style-name="P7">Multiproceso</text:p>
              <text:list>
                <text:list-item>
                  <text:p text:style-name="P7">Simétricos</text:p>
                </text:list-item>
                <text:list-item>
                  <text:p text:style-name="P7">Asimétricos</text:p>
                </text:list-item>
              </text:list>
            </text:list-item>
          </text:list>
        </text:list-item>
      </text:list>
      <text:list xml:id="list125820958582675" text:continue-list="list125820174890412" text:style-name="L1">
        <text:list-item>
          <text:p text:style-name="P3">Trabajo en red</text:p>
        </text:list-item>
      </text:list>
      <text:list xml:id="list2784180969" text:style-name="L7">
        <text:list-item>
          <text:list>
            <text:list-item>
              <text:p text:style-name="P8">Centralizados</text:p>
            </text:list-item>
            <text:list-item>
              <text:p text:style-name="P8">En red</text:p>
            </text:list-item>
            <text:list-item>
              <text:p text:style-name="P8">Distribuídos</text:p>
            </text:list-item>
          </text:list>
        </text:list-item>
      </text:list>
      <text:p text:style-name="P1"/>
      <text:p text:style-name="P1">6.- Principal diferencia entre PROCESAMIENTO POR LOTES, INTERACTIVO </text:p>
      <text:p text:style-name="P9">Procesamiento por lotes: los procesos se ejecutan secuencialmente uno tras otro. Tiempo de respuesta alto.</text:p>
      <text:p text:style-name="P9">Interactivos: los procesos se ejecutan y pueden pedir información al usuario. Tiempo de respuesta menor que en el procesamiento por lotes (usa tiempo compartido)</text:p>
      <text:p text:style-name="P1"/>
      <text:p text:style-name="P1">7.- Qué es un proceso. Donde puedo ver los procesos que se están ejecutando en un instante determinado en Windows. </text:p>
      <text:p text:style-name="P9">Un proceso es un programa en ejecución.</text:p>
      <text:p text:style-name="P9">Se ven en la Tabla de Procesos.</text:p>
      <text:p text:style-name="P1"><text:soft-page-break/>8.-Cite al menos 2 S.O de Windows que sean MULTIUSUARIO y otros 2 MULTIPROGRAMACIÓN. </text:p>
      <text:p text:style-name="P10">Windows 2000 y Windows 2003?</text:p>
      <text:p text:style-name="P10">Windows 95 y 98?</text:p>
      <text:p text:style-name="P10"/>
      <text:p text:style-name="P1"/>
      <text:p text:style-name="P1">9.- Qué diferencia existe en Windows, entre crear un GRUPO DE TRABAJO y UN DOMINIO. Defina ambos conceptos. </text:p>
      <text:p text:style-name="P1"/>
      <text:p text:style-name="P1"/>
      <text:p text:style-name="P1">10.- Qué significa MULTIPROCESO SIMÉTRICO y ASIMÉTRICO </text:p>
      <text:p text:style-name="P10">Simétrico: el SO distribuye los procesos entre los distintos procesadores por igual.</text:p>
      <text:p text:style-name="P10">Asimétrico: se distribuyen los procesadores de forma que a cada uno se le asigna un trabajo diferente.</text:p>
      <text:p text:style-name="P1"/>
      <text:p text:style-name="P1">11.- Diferencia entre un SISTEMA EN RED CENTRALIZADO y uno DISTRIBUIDO. Ponga algún ejemplo </text:p>
      <text:p text:style-name="P10">Centralizado: Los ordenadores mainframe se encargan de todo el procesamiento y los usuarios usaban terminales tontas. Ejemplo: Terminal Services de Microsoft</text:p>
      <text:p text:style-name="P10">Distribuido: los recursos que utiliza el usuario pueden estar distribuidos por diferentes equipos de una red, todo de forma transparente al usuario, que tendrá la sensación de trabajar con recursos locales a la propia máquina. Ejemplo</text:p>
      <text:p text:style-name="P1"/>
      <text:p text:style-name="P1">12.- Cite al menos 3 funciones de un SISTEMA OPERATIVO. </text:p>
      <text:p text:style-name="P11">Coordinar el funcionamiento del hardware y software, gestionar los recursos del sistema, proporcionar base para creación y ejecución de software de aplicación.</text:p>
      <text:p text:style-name="P1"/>
      <text:p text:style-name="P1">13.- Se puede decir que Linux sería como un Windows XP, 7, 8… y UNIX es como un Windows Server 2008, 2012, 2013…..Razone la respuesta. </text:p>
      <text:p text:style-name="P1"/>
      <text:p text:style-name="P1"/>
      <text:p text:style-name="P1">14.- Defina los 3 estados de un proceso: LISTO, EJECUCIÓN y BLOQUEADO. </text:p>
      <text:p text:style-name="P11">Listo: el proceso está preparado para ejecutarse (está en espera de que el proceso que se está ejecutando deje libre la CPU).</text:p>
      <text:p text:style-name="P11">Bloqueado: el proceso está esperando un recurso que está siendo utilizado por otro proceso en ese momento.</text:p>
      <text:p text:style-name="P11">En ejecución: el proceso está ejecutando sus instrucciones en ese momento, es decir, está ocupando la CPU.</text:p>
      <text:p text:style-name="P1"/>
      <text:p text:style-name="P1">15.- Cómo se calcula y qué es el TIEMPO DE ESPERA de un proceso en la CPU. </text:p>
      <text:p text:style-name="P11">El tiempo de espera es el tiempo que el proceso está esperando en el sistema.</text:p>
      <text:p text:style-name="P11">Se calcula restando el tiempo de ejecución al tiempo de respuesta.</text:p>
      <text:p text:style-name="P11">T<text:span text:style-name="T1">E</text:span> = T<text:span text:style-name="T1">R</text:span> - T<text:span text:style-name="T1">X</text:span></text:p>
      <text:p text:style-name="P1"/>
      <text:p text:style-name="P1">16.- Un proceso puede pasar de estado LISTO a BLOQUEADO. Razónelo </text:p>
      <text:p text:style-name="P11">No, para pasar de listo a bloqueado antes tiene que ser ejecutado, ya que es en ejecución cuando si un recurso que necesite no está disponible, el proceso es bloqueado.</text:p>
      <text:p text:style-name="P1"/>
      <text:p text:style-name="P1">17.- Qué significa que un algoritmo de planificación sea apropiativo. </text:p>
      <text:p text:style-name="P11">Significa que una vez se le haya otorgado la CPU a un proceso se le puede ser retirada.</text:p>
      <text:p text:style-name="P1"/>
      <text:p text:style-name="P1"/>
      <text:p text:style-name="P1"><text:soft-page-break/>18,- Cuál de los algoritmos de planificación se basa en TIEMPO COMPARTIDO. </text:p>
      <text:p text:style-name="P12">Round-Robin?</text:p>
      <text:p text:style-name="P1"/>
      <text:p text:style-name="P1">19.- El tiempo de ejecución de un proceso varía según se aplique un algoritmo u otro de planificación. Razone la respuesta. </text:p>
      <text:p text:style-name="P13">Si, porque dependiendo del algoritmo el resultado puede ser más o menos optimizado o no cambiar en lo absoluto. Esto se debe a que es posible que pasen más o menos tiempo en espera dependiendo del algoritmo, aumentando el tiempo de ejecución 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10:43:47.496000000</meta:creation-date>
    <dc:date>2020-12-04T12:58:19.051000000</dc:date>
    <meta:editing-duration>PT36M57S</meta:editing-duration>
    <meta:editing-cycles>2</meta:editing-cycles>
    <meta:generator>LibreOffice/6.1.0.3$Windows_X86_64 LibreOffice_project/efb621ed25068d70781dc026f7e9c5187a4decd1</meta:generator>
    <meta:document-statistic meta:table-count="0" meta:image-count="0" meta:object-count="0" meta:page-count="3" meta:paragraph-count="66" meta:word-count="796" meta:character-count="4794" meta:non-whitespace-character-count="4063"/>
  </office:meta>
</office:document-meta>
</file>